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2" style:family="table-cell" style:parent-style-name="Default">
      <style:table-cell-properties fo:border-bottom="0.74pt solid #b2b2b2" fo:background-color="#f6f9d4" fo:border-left="none" fo:border-right="none" fo:border-top="0.74pt solid #b2b2b2"/>
      <style:text-properties fo:font-weight="bold" style:font-weight-asian="bold" style:font-weight-complex="bold"/>
    </style:style>
  </office:automatic-styles>
  <office:body>
    <office:spreadsheet>
      <table:table table:name="Qualificacions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gnoms</text:p>
          </table:table-cell>
          <table:table-cell office:value-type="string" calcext:value-type="string">
            <text:p>Tasca:DI. Entrega práctica 4. Spinner. RecyclerView. Proyecto PlayJuegos. Proyecto Deportes (Opcional). (Real)</text:p>
          </table:table-cell>
          <table:table-cell office:value-type="string" calcext:value-type="string">
            <text:p>Tasca:DI. Entrega práctica 5. RecyclerView. AutoCompleteTextView. CardView. Proyecto ElSol. (Real)</text:p>
          </table:table-cell>
          <table:table-cell office:value-type="string" calcext:value-type="string">
            <text:p>Tasca:Examen 1ª evaluación - App Hoteles (Real)</text:p>
          </table:table-cell>
          <table:table-cell table:style-name="ce1" office:value-type="string" calcext:value-type="string">
            <text:p>TOTAL 1ªEva</text:p>
          </table:table-cell>
        </table:table-row>
        <table:table-row table:style-name="ro1">
          <table:table-cell office:value-type="string" calcext:value-type="string">
            <text:p>CÉSAR</text:p>
          </table:table-cell>
          <table:table-cell office:value-type="string" calcext:value-type="string">
            <text:p>ÁLVARO RUBERT</text:p>
          </table:table-cell>
          <table:table-cell office:value-type="float" office:value="8.7" calcext:value-type="float">
            <text:p>8,7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,1</text:p>
          </table:table-cell>
          <table:table-cell table:formula="of:=(([.C2]*0.75+[.D2]*0.25)*0.5)+([.E2]*0.5)" office:value-type="float" office:value="8.9375" calcext:value-type="float">
            <text:p>8,9375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ARRUDA SANTOS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table:formula="of:=(([.C3]*0.75+[.D3]*0.25)*0.5)+([.E3]*0.5)" office:value-type="float" office:value="9.475" calcext:value-type="float">
            <text:p>9,475</text:p>
          </table:table-cell>
        </table:table-row>
        <table:table-row table:style-name="ro1">
          <table:table-cell office:value-type="string" calcext:value-type="string">
            <text:p>ALEXANDRA ELENA YOLANDA</text:p>
          </table:table-cell>
          <table:table-cell office:value-type="string" calcext:value-type="string">
            <text:p>CRISTESC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,25</text:p>
          </table:table-cell>
          <table:table-cell table:formula="of:=(([.C4]*0.75+[.D4]*0.25)*0.5)+([.E4]*0.5)" office:value-type="float" office:value="1.125" calcext:value-type="float">
            <text:p>1,125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FULLANA ESTEL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([.C5]*0.75+[.D5]*0.25)*0.5)+([.E5]*0.5)" office:value-type="float" office:value="9.125" calcext:value-type="float">
            <text:p>9,125</text:p>
          </table:table-cell>
        </table:table-row>
        <table:table-row table:style-name="ro1">
          <table:table-cell office:value-type="string" calcext:value-type="string">
            <text:p>RUBEN</text:p>
          </table:table-cell>
          <table:table-cell office:value-type="string" calcext:value-type="string">
            <text:p>GARCIA BELLES</text:p>
          </table:table-cell>
          <table:table-cell office:value-type="float" office:value="6.7" calcext:value-type="float">
            <text:p>6,7</text:p>
          </table:table-cell>
          <table:table-cell office:value-type="float" office:value="7.1" calcext:value-type="float">
            <text:p>7,1</text:p>
          </table:table-cell>
          <table:table-cell office:value-type="float" office:value="7" calcext:value-type="float">
            <text:p>7</text:p>
          </table:table-cell>
          <table:table-cell table:formula="of:=(([.C6]*0.75+[.D6]*0.25)*0.5)+([.E6]*0.5)"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JORDI</text:p>
          </table:table-cell>
          <table:table-cell office:value-type="string" calcext:value-type="string">
            <text:p>HERRANDO 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([.C7]*0.75+[.D7]*0.25)*0.5)+([.E7]*0.5)" office:value-type="float" office:value="0.875" calcext:value-type="float">
            <text:p>0,875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ALDONADO TORRES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table:formula="of:=(([.C8]*0.75+[.D8]*0.25)*0.5)+([.E8]*0.5)" office:value-type="float" office:value="6.6125" calcext:value-type="float">
            <text:p>6,6125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ORENO SEGOVIA</text:p>
          </table:table-cell>
          <table:table-cell office:value-type="float" office:value="8.5" calcext:value-type="float">
            <text:p>8,5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table:formula="of:=(([.C9]*0.75+[.D9]*0.25)*0.5)+([.E9]*0.5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MUÑOZ SOTO</text:p>
          </table:table-cell>
          <table:table-cell office:value-type="float" office:value="8.7" calcext:value-type="float">
            <text:p>8,7</text:p>
          </table:table-cell>
          <table:table-cell office:value-type="float" office:value="7.6" calcext:value-type="float">
            <text:p>7,6</text:p>
          </table:table-cell>
          <table:table-cell office:value-type="float" office:value="7.5" calcext:value-type="float">
            <text:p>7,5</text:p>
          </table:table-cell>
          <table:table-cell table:formula="of:=(([.C10]*0.75+[.D10]*0.25)*0.5)+([.E10]*0.5)" office:value-type="float" office:value="7.9625" calcext:value-type="float">
            <text:p>7,9625</text:p>
          </table:table-cell>
        </table:table-row>
        <table:table-row table:style-name="ro1">
          <table:table-cell office:value-type="string" calcext:value-type="string">
            <text:p>ADRIA</text:p>
          </table:table-cell>
          <table:table-cell office:value-type="string" calcext:value-type="string">
            <text:p>NEBOT CLEMENTE</text:p>
          </table:table-cell>
          <table:table-cell office:value-type="float" office:value="6.5" calcext:value-type="float">
            <text:p>6,5</text:p>
          </table:table-cell>
          <table:table-cell office:value-type="float" office:value="7.1" calcext:value-type="float">
            <text:p>7,1</text:p>
          </table:table-cell>
          <table:table-cell office:value-type="float" office:value="8" calcext:value-type="float">
            <text:p>8</text:p>
          </table:table-cell>
          <table:table-cell table:formula="of:=(([.C11]*0.75+[.D11]*0.25)*0.5)+([.E11]*0.5)" office:value-type="float" office:value="7.325" calcext:value-type="float">
            <text:p>7,325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NEBOT FLORES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formula="of:=(([.C12]*0.75+[.D12]*0.25)*0.5)+([.E12]*0.5)" office:value-type="float" office:value="9.9375" calcext:value-type="float">
            <text:p>9,9375</text:p>
          </table:table-cell>
        </table:table-row>
        <table:table-row table:style-name="ro1">
          <table:table-cell office:value-type="string" calcext:value-type="string">
            <text:p>JULEN</text:p>
          </table:table-cell>
          <table:table-cell office:value-type="string" calcext:value-type="string">
            <text:p>REDONDO PEREZ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office:value-type="float" office:value="8.8" calcext:value-type="float">
            <text:p>8,8</text:p>
          </table:table-cell>
          <table:table-cell table:formula="of:=(([.C13]*0.75+[.D13]*0.25)*0.5)+([.E13]*0.5)"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SANCHEZ PINTO</text:p>
          </table:table-cell>
          <table:table-cell office:value-type="float" office:value="5.2" calcext:value-type="float">
            <text:p>5,2</text:p>
          </table:table-cell>
          <table:table-cell office:value-type="float" office:value="7.7" calcext:value-type="float">
            <text:p>7,7</text:p>
          </table:table-cell>
          <table:table-cell office:value-type="float" office:value="7.2" calcext:value-type="float">
            <text:p>7,2</text:p>
          </table:table-cell>
          <table:table-cell table:formula="of:=(([.C14]*0.75+[.D14]*0.25)*0.5)+([.E14]*0.5)" office:value-type="float" office:value="6.5125" calcext:value-type="float">
            <text:p>6,5125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TENA MARIN</text:p>
          </table:table-cell>
          <table:table-cell office:value-type="float" office:value="8.4" calcext:value-type="float">
            <text:p>8,4</text:p>
          </table:table-cell>
          <table:table-cell office:value-type="float" office:value="5.5" calcext:value-type="float">
            <text:p>5,5</text:p>
          </table:table-cell>
          <table:table-cell office:value-type="float" office:value="8.8" calcext:value-type="float">
            <text:p>8,8</text:p>
          </table:table-cell>
          <table:table-cell table:formula="of:=(([.C15]*0.75+[.D15]*0.25)*0.5)+([.E15]*0.5)" office:value-type="float" office:value="8.2375" calcext:value-type="float">
            <text:p>8,2375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UREÑA FORTUÑO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table:formula="of:=(([.C16]*0.75+[.D16]*0.25)*0.5)+([.E16]*0.5)" office:value-type="float" office:value="9.3" calcext:value-type="float">
            <text:p>9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VICENT BORJA ROCA</meta:initial-creator>
    <meta:creation-date>2023-12-15T19:03:24</meta:creation-date>
    <dc:date>2023-12-18T16:47:25.770000000</dc:date>
    <meta:editing-duration>PT1H31M5S</meta:editing-duration>
    <meta:editing-cycles>3</meta:editing-cycles>
    <meta:document-statistic meta:table-count="1" meta:cell-count="96" meta:object-count="0"/>
  </office:meta>
</office:document-meta>
</file>